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  <style:text-properties loext:padding="0in" loext:border="none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softwareengineering.stackexchange.com/questions/432722/what-are-the-best-practices-for-storing-application-properties" text:style-name="Internet_20_link" text:visited-style-name="Visited_20_Internet_20_Link">What are the best practices for storing application properties?</text:a></text:h>
      <text:p text:style-name="P2"/>
      <text:p text:style-name="Text_20_body"/>
      <text:p text:style-name="Text_20_body">I have been working with many applications and had different approaches to storing application properties (configurations).</text:p>
      <text:p text:style-name="Text_20_body">The problem is were to store different types of configs.</text:p>
      <text:list xml:id="list330869354" text:style-name="L1">
        <text:list-item>
          <text:p text:style-name="P4">Configs which require application restart and being changed rarely (some 3rd-party properties, DB or queue credentials) </text:p>
        </text:list-item>
        <text:list-item>
          <text:p text:style-name="P1">Configs which can be handled by application without restart and being changed often (specific business properties, performance tuning properties like number of cores, executors and memory size - specially in streaming applications) </text:p>
        </text:list-item>
      </text:list>
      <text:p text:style-name="Text_20_body">Approaches I used:</text:p>
      <text:p text:style-name="Text_20_body"><text:span text:style-name="Strong_20_Emphasis">1. Store all configurations in Git.</text:span></text:p>
      <text:p text:style-name="Text_20_body"><text:span text:style-name="Emphasis">Pros</text:span>: Simplicity and everything in one place.</text:p>
      <text:p text:style-name="Text_20_body"><text:span text:style-name="Emphasis">Cons</text:span>: Passwords should be hashed, each change should be committed, merged and deployed.</text:p>
      <text:p text:style-name="Text_20_body"><text:span text:style-name="Strong_20_Emphasis">2. Store configs which are being changed rarely in Git, and those which are being changed often - in DB.</text:span></text:p>
      <text:p text:style-name="Text_20_body"><text:span text:style-name="Emphasis">Pros</text:span>: Easy to change DB configs without version control and without need to redeploy application.</text:p>
      <text:p text:style-name="Text_20_body"><text:span text:style-name="Emphasis">Cons</text:span>: Several places of configs, dependency on DB, still problem with passwords.</text:p>
      <text:p text:style-name="Text_20_body"><text:span text:style-name="Strong_20_Emphasis">3. Configuration Service like Spring Cloud Config</text:span></text:p>
      <text:p text:style-name="Text_20_body"><text:span text:style-name="Emphasis">Pros</text:span>: Centralized, built in password hashing</text:p>
      <text:p text:style-name="Text_20_body"><text:span text:style-name="Emphasis">Cons</text:span>: Git dependency.</text:p>
      <text:p text:style-name="Text_20_body"><text:span text:style-name="Strong_20_Emphasis">4. Environmental variables</text:span></text:p>
      <text:p text:style-name="Text_20_body"><text:span text:style-name="Emphasis">Pros</text:span>: Security</text:p>
      <text:p text:style-name="Text_20_body"><text:span text:style-name="Emphasis">Cons</text:span>: DevOps required</text:p>
      <text:p text:style-name="Text_20_body">Do you have better alternatives or comments to described?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21:14:26.933326146</meta:creation-date>
    <dc:date>2021-10-15T21:15:15.486863405</dc:date>
    <meta:editing-duration>PT49S</meta:editing-duration>
    <meta:editing-cycles>1</meta:editing-cycles>
    <meta:document-statistic meta:table-count="0" meta:image-count="0" meta:object-count="0" meta:page-count="1" meta:paragraph-count="19" meta:word-count="194" meta:character-count="1296" meta:non-whitespace-character-count="1121"/>
    <meta:generator>LibreOffice/7.0.6.2$Linux_X86_64 LibreOffice_project/00$Build-2</meta:generator>
  </office:meta>
</office:document-meta>
</file>